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nsolas" svg:font-family="Consolas, 'Liberation Mono', Courier,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Table4.12" style:family="table-row">
      <style:table-row-properties style:min-row-height="0.1979in"/>
    </style:style>
    <style:style style:name="P1" style:family="paragraph" style:parent-style-name="Title">
      <style:text-properties officeooo:rsid="00140dc6" officeooo:paragraph-rsid="00140dc6"/>
    </style:style>
    <style:style style:name="P2" style:family="paragraph" style:parent-style-name="Subtitle">
      <style:text-properties officeooo:rsid="00140dc6" officeooo:paragraph-rsid="00140dc6"/>
    </style:style>
    <style:style style:name="P3" style:family="paragraph" style:parent-style-name="Standard">
      <style:text-properties officeooo:rsid="000d44f1" officeooo:paragraph-rsid="000d44f1"/>
    </style:style>
    <style:style style:name="P4" style:family="paragraph" style:parent-style-name="Standard">
      <style:text-properties fo:color="#000000" loext:opacity="100%" style:font-name="Consolas" fo:font-size="10.5pt" fo:font-weight="normal" officeooo:rsid="000d44f1" officeooo:paragraph-rsid="000d44f1" fo:background-color="#fffffe"/>
    </style:style>
    <style:style style:name="P5" style:family="paragraph" style:parent-style-name="Standard">
      <style:paragraph-properties style:line-height-at-least="0.198in"/>
      <style:text-properties fo:color="#000000" loext:opacity="100%" style:font-name="Consolas" fo:font-size="10.5pt" fo:font-weight="normal" fo:background-color="#fffffe"/>
    </style:style>
    <style:style style:name="P6" style:family="paragraph" style:parent-style-name="Standard">
      <style:paragraph-properties style:line-height-at-least="0.198in"/>
    </style:style>
    <style:style style:name="P7" style:family="paragraph" style:parent-style-name="Table_20_Contents">
      <style:paragraph-properties fo:text-align="center" style:justify-single-word="false"/>
      <style:text-properties style:font-name="Consolas" fo:font-size="13pt" fo:font-weight="bold" officeooo:rsid="000d44f1" officeooo:paragraph-rsid="000d44f1" style:font-size-asian="11.3500003814697pt" style:font-weight-asian="bold" style:font-size-complex="13pt" style:font-weight-complex="bold"/>
    </style:style>
    <style:style style:name="P8" style:family="paragraph" style:parent-style-name="Table_20_Contents">
      <style:text-properties style:font-name="Consolas" fo:font-size="10.5pt"/>
    </style:style>
    <style:style style:name="P9" style:family="paragraph" style:parent-style-name="Table_20_Contents">
      <style:paragraph-properties fo:text-align="center" style:justify-single-word="false"/>
      <style:text-properties style:font-name="Consolas" fo:font-size="10.5pt" officeooo:rsid="000ee32a" officeooo:paragraph-rsid="000ee32a"/>
    </style:style>
    <style:style style:name="P10" style:family="paragraph" style:parent-style-name="Standard">
      <style:paragraph-properties style:line-height-at-least="0.198in"/>
      <style:text-properties fo:color="#000000" loext:opacity="100%" style:font-name="Consolas" fo:font-size="10.5pt" fo:font-weight="normal" officeooo:rsid="000ee32a" officeooo:paragraph-rsid="000ee32a" fo:background-color="#fffffe"/>
    </style:style>
    <style:style style:name="P11" style:family="paragraph" style:parent-style-name="Standard">
      <style:paragraph-properties style:line-height-at-least="0.198in"/>
      <style:text-properties fo:color="#000000" loext:opacity="100%" style:font-name="Consolas" fo:font-size="10.5pt" fo:font-weight="normal" officeooo:rsid="000ee32a" officeooo:paragraph-rsid="001095c0" fo:background-color="#fffffe"/>
    </style:style>
    <style:style style:name="P12" style:family="paragraph" style:parent-style-name="Table_20_Contents">
      <style:paragraph-properties fo:text-align="center" style:justify-single-word="false"/>
      <style:text-properties style:font-name="Consolas" fo:font-size="13pt" fo:font-weight="bold" officeooo:rsid="000d44f1" officeooo:paragraph-rsid="001095c0" style:font-size-asian="11.3500003814697pt" style:font-weight-asian="bold" style:font-size-complex="13pt" style:font-weight-complex="bold"/>
    </style:style>
    <style:style style:name="P13" style:family="paragraph" style:parent-style-name="Table_20_Contents">
      <style:text-properties style:font-name="Consolas" fo:font-size="10.5pt" officeooo:paragraph-rsid="001095c0"/>
    </style:style>
    <style:style style:name="P14" style:family="paragraph" style:parent-style-name="Table_20_Contents">
      <style:paragraph-properties fo:text-align="center" style:justify-single-word="false"/>
      <style:text-properties style:font-name="Consolas" fo:font-size="10.5pt" officeooo:rsid="0010be78" officeooo:paragraph-rsid="0010be78"/>
    </style:style>
    <style:style style:name="P15" style:family="paragraph" style:parent-style-name="Table_20_Contents">
      <style:paragraph-properties fo:text-align="center" style:justify-single-word="false"/>
      <style:text-properties style:font-name="Consolas" fo:font-size="10.5pt" officeooo:rsid="000ee32a" officeooo:paragraph-rsid="001095c0"/>
    </style:style>
    <style:style style:name="P16" style:family="paragraph" style:parent-style-name="Table_20_Contents">
      <style:paragraph-properties fo:text-align="center" style:justify-single-word="false"/>
      <style:text-properties style:font-name="Consolas" fo:font-size="10.5pt" officeooo:rsid="0010be78" officeooo:paragraph-rsid="001095c0"/>
    </style:style>
    <style:style style:name="P17" style:family="paragraph" style:parent-style-name="Standard">
      <style:paragraph-properties style:line-height-at-least="0.198in"/>
      <style:text-properties fo:color="#000000" loext:opacity="100%" style:font-name="Consolas" fo:font-size="10.5pt" fo:font-weight="normal" officeooo:paragraph-rsid="000d44f1" fo:background-color="#fffffe"/>
    </style:style>
    <style:style style:name="P18" style:family="paragraph" style:parent-style-name="Table_20_Contents">
      <style:text-properties style:font-name="Consolas" fo:font-size="10.5pt" officeooo:paragraph-rsid="000d44f1"/>
    </style:style>
    <style:style style:name="P19" style:family="paragraph" style:parent-style-name="Table_20_Contents">
      <style:paragraph-properties fo:text-align="center" style:justify-single-word="false"/>
      <style:text-properties style:font-name="Consolas" fo:font-size="10.5pt" officeooo:rsid="00129472" officeooo:paragraph-rsid="00129472"/>
    </style:style>
    <style:style style:name="P20" style:family="paragraph" style:parent-style-name="Standard">
      <style:text-properties officeooo:rsid="000d44f1" officeooo:paragraph-rsid="000ee32a"/>
    </style:style>
    <style:style style:name="P21" style:family="paragraph" style:parent-style-name="Table_20_Contents">
      <style:paragraph-properties fo:text-align="center" style:justify-single-word="false"/>
      <style:text-properties style:font-name="Consolas" fo:font-size="13pt" fo:font-weight="bold" officeooo:rsid="000d44f1" officeooo:paragraph-rsid="000ee32a" style:font-size-asian="11.3500003814697pt" style:font-weight-asian="bold" style:font-size-complex="13pt" style:font-weight-complex="bold"/>
    </style:style>
    <style:style style:name="P22" style:family="paragraph" style:parent-style-name="Table_20_Contents">
      <style:text-properties style:font-name="Consolas" fo:font-size="10.5pt" officeooo:paragraph-rsid="000ee32a"/>
    </style:style>
    <style:style style:name="P23" style:family="paragraph" style:parent-style-name="Table_20_Contents">
      <style:paragraph-properties fo:text-align="center" style:justify-single-word="false"/>
      <style:text-properties style:font-name="Consolas" fo:font-size="10.5pt" officeooo:rsid="0013f6a5" officeooo:paragraph-rsid="0013f6a5"/>
    </style:style>
    <style:style style:name="P24" style:family="paragraph" style:parent-style-name="Standard">
      <style:text-properties officeooo:paragraph-rsid="000ee32a"/>
    </style:style>
    <style:style style:name="P25" style:family="paragraph" style:parent-style-name="Standard">
      <style:text-properties officeooo:rsid="001095c0" officeooo:paragraph-rsid="001095c0"/>
    </style:style>
    <style:style style:name="P26" style:family="paragraph" style:parent-style-name="Table_20_Contents">
      <style:paragraph-properties fo:text-align="center" style:justify-single-word="false"/>
      <style:text-properties style:font-name="Consolas" fo:font-size="10.5pt" officeooo:rsid="00140dc6" officeooo:paragraph-rsid="00140dc6"/>
    </style:style>
    <style:style style:name="P27" style:family="paragraph" style:parent-style-name="Standard">
      <style:text-properties fo:color="#55308d" loext:opacity="100%" officeooo:paragraph-rsid="000ee32a"/>
    </style:style>
    <style:style style:name="T1" style:family="text">
      <style:text-properties fo:color="#0000ff" loext:opacity="100%"/>
    </style:style>
    <style:style style:name="T2" style:family="text">
      <style:text-properties fo:color="#a31515" loext:opacity="100%"/>
    </style:style>
    <style:style style:name="T3" style:family="text">
      <style:text-properties fo:color="#098658"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 Part A</text:p>
      <text:p text:style-name="P2">EP24BT010</text:p>
      <text:p text:style-name="Standard"/>
      <text:p text:style-name="Standard">Q1. Write a C program that takes an integer value as an input and prints out the square</text:p>
      <text:p text:style-name="Standard">of this value, together with the original number.</text:p>
      <text:p text:style-name="Standard"/>
      <text:p text:style-name="P3">C code:</text:p>
      <text:p text:style-name="P3"/>
      <text:p text:style-name="P4"><text:span text:style-name="T1">#include</text:span> <text:span text:style-name="T1">"</text:span><text:span text:style-name="T2">stdio.h</text:span><text:span text:style-name="T1">"</text:span></text:p>
      <text:p text:style-name="P5"><text:span text:style-name="T1">int</text:span> main()</text:p>
      <text:p text:style-name="P5">{</text:p>
      <text:p text:style-name="P5"><text:span text:style-name="T1"><text:tab/>int</text:span> a;</text:p>
      <text:p text:style-name="P5"><text:tab/>scanf(<text:span text:style-name="T2">"%f"</text:span>, &amp;a);</text:p>
      <text:p text:style-name="P6"/>
      <text:p text:style-name="P5"><text:tab/>printf(<text:span text:style-name="T2">"square: %f"</text:span>, a*a);</text:p>
      <text:p text:style-name="P5"><text:tab/>printf(<text:span text:style-name="T2">"number: %f"</text:span>, a);</text:p>
      <text:p text:style-name="P5">}</text:p>
      <text:p text:style-name="P5"/>
      <table:table table:name="Table1" table:style-name="Table1">
        <table:table-column table:style-name="Table1.A"/>
        <table:table-column table:style-name="Table1.B"/>
        <table:table-row>
          <table:table-cell table:style-name="Table1.A1" office:value-type="string">
            <text:p text:style-name="P7">ISA and Compiler</text:p>
          </table:table-cell>
          <table:table-cell table:style-name="Table1.A1" office:value-type="string">
            <text:p text:style-name="P7">No. of Instructions</text:p>
          </table:table-cell>
        </table:table-row>
        <table:table-row>
          <table:table-cell table:style-name="Table1.A1" office:value-type="string">
            <text:p text:style-name="P8">RISC-V 32-bits gcc 14.2.0</text:p>
          </table:table-cell>
          <table:table-cell table:style-name="Table1.A1" office:value-type="string">
            <text:p text:style-name="P9">27</text:p>
          </table:table-cell>
        </table:table-row>
        <table:table-row>
          <table:table-cell table:style-name="Table1.A1" office:value-type="string">
            <text:p text:style-name="P8">RISC-V 64-bits gcc (trunk)</text:p>
          </table:table-cell>
          <table:table-cell table:style-name="Table1.A1" office:value-type="string">
            <text:p text:style-name="P9">28</text:p>
          </table:table-cell>
        </table:table-row>
        <table:table-row>
          <table:table-cell table:style-name="Table1.A1" office:value-type="string">
            <text:p text:style-name="P8">RISC-V rv32gc gcc (trunk)</text:p>
          </table:table-cell>
          <table:table-cell table:style-name="Table1.A1" office:value-type="string">
            <text:p text:style-name="P9">NA</text:p>
          </table:table-cell>
        </table:table-row>
        <table:table-row>
          <table:table-cell table:style-name="Table1.A1" office:value-type="string">
            <text:p text:style-name="P8">RISC-V rv32gc clang(trunk)</text:p>
          </table:table-cell>
          <table:table-cell table:style-name="Table1.A1" office:value-type="string">
            <text:p text:style-name="P9">22</text:p>
          </table:table-cell>
        </table:table-row>
        <table:table-row>
          <table:table-cell table:style-name="Table1.A1" office:value-type="string">
            <text:p text:style-name="P8">RISC-V rv64gc clang(trunk)</text:p>
          </table:table-cell>
          <table:table-cell table:style-name="Table1.A1" office:value-type="string">
            <text:p text:style-name="P9">22</text:p>
          </table:table-cell>
        </table:table-row>
        <table:table-row>
          <table:table-cell table:style-name="Table1.A1" office:value-type="string">
            <text:p text:style-name="P8">x86-64 clang 12.0.0</text:p>
          </table:table-cell>
          <table:table-cell table:style-name="Table1.A1" office:value-type="string">
            <text:p text:style-name="P9">20</text:p>
          </table:table-cell>
        </table:table-row>
        <table:table-row>
          <table:table-cell table:style-name="Table1.A1" office:value-type="string">
            <text:p text:style-name="P8">X86-64 gcc 14.2.0</text:p>
          </table:table-cell>
          <table:table-cell table:style-name="Table1.A1" office:value-type="string">
            <text:p text:style-name="P9">23</text:p>
          </table:table-cell>
        </table:table-row>
        <table:table-row>
          <table:table-cell table:style-name="Table1.A1" office:value-type="string">
            <text:p text:style-name="P8">ARM64 gcc 14.2.0</text:p>
          </table:table-cell>
          <table:table-cell table:style-name="Table1.A1" office:value-type="string">
            <text:p text:style-name="P9">22</text:p>
          </table:table-cell>
        </table:table-row>
        <table:table-row>
          <table:table-cell table:style-name="Table1.A1" office:value-type="string">
            <text:p text:style-name="P8">ARM32 gcc 14.2.0</text:p>
          </table:table-cell>
          <table:table-cell table:style-name="Table1.A1" office:value-type="string">
            <text:p text:style-name="P9">NA</text:p>
          </table:table-cell>
        </table:table-row>
        <table:table-row>
          <table:table-cell table:style-name="Table1.A1" office:value-type="string">
            <text:p text:style-name="P8">Armv8-a-clang 19.1.0</text:p>
          </table:table-cell>
          <table:table-cell table:style-name="Table1.A1" office:value-type="string">
            <text:p text:style-name="P9">21</text:p>
          </table:table-cell>
        </table:table-row>
        <table:table-row>
          <table:table-cell table:style-name="Table1.A1" office:value-type="string">
            <text:p text:style-name="P8">MIPS64 gcc 5.4</text:p>
          </table:table-cell>
          <table:table-cell table:style-name="Table1.A1" office:value-type="string">
            <text:p text:style-name="P9">33</text:p>
          </table:table-cell>
        </table:table-row>
      </table:table>
      <text:p text:style-name="P5"/>
      <text:p text:style-name="P5"/>
      <text:p text:style-name="P5">Q2. Write a C program that asks the user for a positive integer and iteratively computes the factorial of this integer.</text:p>
      <text:p text:style-name="P5"/>
      <text:p text:style-name="P10">C code:</text:p>
      <text:p text:style-name="P10"/>
      <text:p text:style-name="P10"><text:span text:style-name="T1">#include</text:span> <text:span text:style-name="T1">"</text:span><text:span text:style-name="T2">stdio.h</text:span><text:span text:style-name="T1">"</text:span></text:p>
      <text:p text:style-name="P5"><text:span text:style-name="T1">int</text:span> main()</text:p>
      <text:p text:style-name="P5">{</text:p>
      <text:p text:style-name="P5"><text:span text:style-name="T1"><text:tab/>int</text:span> n;</text:p>
      <text:p text:style-name="P5"><text:span text:style-name="T1"><text:tab/>while</text:span> (<text:span text:style-name="T1">true</text:span>)</text:p>
      <text:p text:style-name="P5"><text:tab/>{</text:p>
      <text:p text:style-name="P5"><text:tab/><text:tab/>printf(<text:span text:style-name="T2">"Enter a positive number: "</text:span>);</text:p>
      <text:p text:style-name="P5"><text:tab/><text:tab/>scanf(<text:span text:style-name="T2">"%i"</text:span>, &amp;n);</text:p>
      <text:p text:style-name="P6"/>
      <text:p text:style-name="P5"><text:span text:style-name="T1"><text:tab/><text:tab/>if</text:span> (n &gt;= <text:span text:style-name="T3">0</text:span>) <text:span text:style-name="T1">break</text:span>;</text:p>
      <text:p text:style-name="P5"><text:soft-page-break/><text:tab/>}</text:p>
      <text:p text:style-name="P6"/>
      <text:p text:style-name="P5"><text:span text:style-name="T1"><text:tab/>int</text:span> fac = <text:span text:style-name="T3">1</text:span>;</text:p>
      <text:p text:style-name="P5"><text:span text:style-name="T1"><text:tab/>for</text:span> (<text:span text:style-name="T1">int</text:span> i = <text:span text:style-name="T3">1</text:span>; i &lt;= n; i++)</text:p>
      <text:p text:style-name="P5"><text:tab/>{</text:p>
      <text:p text:style-name="P5"><text:tab/><text:tab/>fac *= i;</text:p>
      <text:p text:style-name="P5"><text:tab/>}<text:tab/></text:p>
      <text:p text:style-name="P6"/>
      <text:p text:style-name="P5"><text:tab/>printf(<text:span text:style-name="T2">"%i factorial = %i\n"</text:span>, n, fac);</text:p>
      <text:p text:style-name="P5">}</text:p>
      <text:p text:style-name="P10"/>
      <text:p text:style-name="P11"/>
      <table:table table:name="Table6" table:style-name="Table6">
        <table:table-column table:style-name="Table6.A"/>
        <table:table-column table:style-name="Table6.B"/>
        <table:table-row>
          <table:table-cell table:style-name="Table6.A1" office:value-type="string">
            <text:p text:style-name="P12">ISA and Compiler</text:p>
          </table:table-cell>
          <table:table-cell table:style-name="Table6.A1" office:value-type="string">
            <text:p text:style-name="P12">No. of Instructions</text:p>
          </table:table-cell>
        </table:table-row>
        <table:table-row>
          <table:table-cell table:style-name="Table6.A1" office:value-type="string">
            <text:p text:style-name="P13">RISC-V 32-bits gcc 14.2.0</text:p>
          </table:table-cell>
          <table:table-cell table:style-name="Table6.A1" office:value-type="string">
            <text:p text:style-name="P14">43</text:p>
          </table:table-cell>
        </table:table-row>
        <table:table-row>
          <table:table-cell table:style-name="Table6.A1" office:value-type="string">
            <text:p text:style-name="P13">RISC-V 64-bits gcc (trunk)</text:p>
          </table:table-cell>
          <table:table-cell table:style-name="Table6.A1" office:value-type="string">
            <text:p text:style-name="P14">46</text:p>
          </table:table-cell>
        </table:table-row>
        <table:table-row>
          <table:table-cell table:style-name="Table6.A1" office:value-type="string">
            <text:p text:style-name="P13">RISC-V rv32gc gcc (trunk)</text:p>
          </table:table-cell>
          <table:table-cell table:style-name="Table6.A1" office:value-type="string">
            <text:p text:style-name="P15">NA</text:p>
          </table:table-cell>
        </table:table-row>
        <table:table-row>
          <table:table-cell table:style-name="Table6.A1" office:value-type="string">
            <text:p text:style-name="P13">RISC-V rv32gc clang(trunk)</text:p>
          </table:table-cell>
          <table:table-cell table:style-name="Table6.A1" office:value-type="string">
            <text:p text:style-name="P14">46</text:p>
          </table:table-cell>
        </table:table-row>
        <table:table-row>
          <table:table-cell table:style-name="Table6.A1" office:value-type="string">
            <text:p text:style-name="P13">RISC-V rv64gc clang(trunk)</text:p>
          </table:table-cell>
          <table:table-cell table:style-name="Table6.A1" office:value-type="string">
            <text:p text:style-name="P14">46</text:p>
          </table:table-cell>
        </table:table-row>
        <table:table-row>
          <table:table-cell table:style-name="Table6.A1" office:value-type="string">
            <text:p text:style-name="P13">x86-64 clang 12.0.0</text:p>
          </table:table-cell>
          <table:table-cell table:style-name="Table6.A1" office:value-type="string">
            <text:p text:style-name="P14">36</text:p>
          </table:table-cell>
        </table:table-row>
        <table:table-row>
          <table:table-cell table:style-name="Table6.A1" office:value-type="string">
            <text:p text:style-name="P13">X86-64 gcc 14.2.0</text:p>
          </table:table-cell>
          <table:table-cell table:style-name="Table6.A1" office:value-type="string">
            <text:p text:style-name="P14">35</text:p>
          </table:table-cell>
        </table:table-row>
        <table:table-row>
          <table:table-cell table:style-name="Table6.A1" office:value-type="string">
            <text:p text:style-name="P13">ARM64 gcc 14.2.0</text:p>
          </table:table-cell>
          <table:table-cell table:style-name="Table6.A1" office:value-type="string">
            <text:p text:style-name="P14">40</text:p>
          </table:table-cell>
        </table:table-row>
        <table:table-row>
          <table:table-cell table:style-name="Table6.A1" office:value-type="string">
            <text:p text:style-name="P13">ARM32 gcc 14.2.0</text:p>
          </table:table-cell>
          <table:table-cell table:style-name="Table6.A1" office:value-type="string">
            <text:p text:style-name="P15">NA</text:p>
          </table:table-cell>
        </table:table-row>
        <table:table-row>
          <table:table-cell table:style-name="Table6.A1" office:value-type="string">
            <text:p text:style-name="P13">Armv8-a-clang 19.1.0</text:p>
          </table:table-cell>
          <table:table-cell table:style-name="Table6.A1" office:value-type="string">
            <text:p text:style-name="P14">44</text:p>
          </table:table-cell>
        </table:table-row>
        <table:table-row>
          <table:table-cell table:style-name="Table6.A1" office:value-type="string">
            <text:p text:style-name="P13">MIPS64 gcc 5.4</text:p>
          </table:table-cell>
          <table:table-cell table:style-name="Table6.A1" office:value-type="string">
            <text:p text:style-name="P16">57</text:p>
          </table:table-cell>
        </table:table-row>
      </table:table>
      <text:p text:style-name="P11"/>
      <text:p text:style-name="P11"/>
      <text:p text:style-name="P10">Q3.</text:p>
      <text:p text:style-name="P10"/>
      <text:p text:style-name="P10">C code:</text:p>
      <text:p text:style-name="P10"/>
      <text:p text:style-name="P10">int x[10];</text:p>
      <text:p text:style-name="P10">void init(int *x) {</text:p>
      <text:p text:style-name="P10"><text:tab/>for(int i = 0; i &lt; 10; i++)</text:p>
      <text:p text:style-name="P10"><text:tab/>x[i] = i;</text:p>
      <text:p text:style-name="P10">}</text:p>
      <text:p text:style-name="P10"/>
      <text:p text:style-name="P10">int sumofarray(int *x) {</text:p>
      <text:p text:style-name="P10"><text:tab/>int sum = 0;</text:p>
      <text:p text:style-name="P10"><text:tab/>for(int i = 0; i &lt; 10; i++)</text:p>
      <text:p text:style-name="P10"><text:tab/>sum = sum + x[i];</text:p>
      <text:p text:style-name="P10"><text:tab/>return sum;</text:p>
      <text:p text:style-name="P10">}</text:p>
      <text:p text:style-name="P10"/>
      <text:p text:style-name="P10">int main(){</text:p>
      <text:p text:style-name="P10"><text:tab/>init(x);</text:p>
      <text:p text:style-name="P10"><text:tab/>int sum = sumofarray(x);</text:p>
      <text:p text:style-name="P10"><text:tab/>return sum;</text:p>
      <text:p text:style-name="P10">}</text:p>
      <text:p text:style-name="P17"/>
      <table:table table:name="Table2" table:style-name="Table2">
        <table:table-column table:style-name="Table2.A"/>
        <table:table-column table:style-name="Table2.B"/>
        <table:table-row>
          <table:table-cell table:style-name="Table2.A1" office:value-type="string">
            <text:p text:style-name="P7">ISA and Compiler</text:p>
          </table:table-cell>
          <table:table-cell table:style-name="Table2.A1" office:value-type="string">
            <text:p text:style-name="P7">No. of Instructions</text:p>
          </table:table-cell>
        </table:table-row>
        <text:soft-page-break/>
        <table:table-row>
          <table:table-cell table:style-name="Table2.A1" office:value-type="string">
            <text:p text:style-name="P18">RISC-V 32-bits gcc 14.2.0</text:p>
          </table:table-cell>
          <table:table-cell table:style-name="Table2.A1" office:value-type="string">
            <text:p text:style-name="P19">69</text:p>
          </table:table-cell>
        </table:table-row>
        <table:table-row>
          <table:table-cell table:style-name="Table2.A1" office:value-type="string">
            <text:p text:style-name="P18">RISC-V 64-bits gcc (trunk)</text:p>
          </table:table-cell>
          <table:table-cell table:style-name="Table2.A1" office:value-type="string">
            <text:p text:style-name="P19">73</text:p>
          </table:table-cell>
        </table:table-row>
        <table:table-row>
          <table:table-cell table:style-name="Table2.A1" office:value-type="string">
            <text:p text:style-name="P18">RISC-V rv32gc gcc (trunk)</text:p>
          </table:table-cell>
          <table:table-cell table:style-name="Table2.A1" office:value-type="string">
            <text:p text:style-name="P9">NA</text:p>
          </table:table-cell>
        </table:table-row>
        <table:table-row>
          <table:table-cell table:style-name="Table2.A1" office:value-type="string">
            <text:p text:style-name="P18">RISC-V rv32gc clang(trunk)</text:p>
          </table:table-cell>
          <table:table-cell table:style-name="Table2.A1" office:value-type="string">
            <text:p text:style-name="P19">75</text:p>
          </table:table-cell>
        </table:table-row>
        <table:table-row>
          <table:table-cell table:style-name="Table2.A1" office:value-type="string">
            <text:p text:style-name="P18">RISC-V rv64gc clang(trunk)</text:p>
          </table:table-cell>
          <table:table-cell table:style-name="Table2.A1" office:value-type="string">
            <text:p text:style-name="P19">75</text:p>
          </table:table-cell>
        </table:table-row>
        <table:table-row>
          <table:table-cell table:style-name="Table2.A1" office:value-type="string">
            <text:p text:style-name="P18">x86-64 clang 12.0.0</text:p>
          </table:table-cell>
          <table:table-cell table:style-name="Table2.A1" office:value-type="string">
            <text:p text:style-name="P19">48</text:p>
          </table:table-cell>
        </table:table-row>
        <table:table-row>
          <table:table-cell table:style-name="Table2.A1" office:value-type="string">
            <text:p text:style-name="P18">X86-64 gcc 14.2.0</text:p>
          </table:table-cell>
          <table:table-cell table:style-name="Table2.A1" office:value-type="string">
            <text:p text:style-name="P19">49</text:p>
          </table:table-cell>
        </table:table-row>
        <table:table-row>
          <table:table-cell table:style-name="Table2.A1" office:value-type="string">
            <text:p text:style-name="P18">ARM64 gcc 14.2.0</text:p>
          </table:table-cell>
          <table:table-cell table:style-name="Table2.A1" office:value-type="string">
            <text:p text:style-name="P19">54</text:p>
          </table:table-cell>
        </table:table-row>
        <table:table-row>
          <table:table-cell table:style-name="Table2.A1" office:value-type="string">
            <text:p text:style-name="P18">ARM32 gcc 14.2.0</text:p>
          </table:table-cell>
          <table:table-cell table:style-name="Table2.A1" office:value-type="string">
            <text:p text:style-name="P9">NA</text:p>
          </table:table-cell>
        </table:table-row>
        <table:table-row>
          <table:table-cell table:style-name="Table2.A1" office:value-type="string">
            <text:p text:style-name="P18">Armv8-a-clang 19.1.0</text:p>
          </table:table-cell>
          <table:table-cell table:style-name="Table2.A1" office:value-type="string">
            <text:p text:style-name="P19">58</text:p>
          </table:table-cell>
        </table:table-row>
        <table:table-row>
          <table:table-cell table:style-name="Table2.A1" office:value-type="string">
            <text:p text:style-name="P18">MIPS64 gcc 5.4</text:p>
          </table:table-cell>
          <table:table-cell table:style-name="Table2.A1" office:value-type="string">
            <text:p text:style-name="P19">82</text:p>
          </table:table-cell>
        </table:table-row>
      </table:table>
      <text:p text:style-name="P17"/>
      <text:p text:style-name="P17"/>
      <text:p text:style-name="P17">Q4.</text:p>
      <text:p text:style-name="P17"/>
      <text:p text:style-name="P10">C code:</text:p>
      <text:p text:style-name="P10"/>
      <text:p text:style-name="P17">int N=8;</text:p>
      <text:p text:style-name="P17">int main() {</text:p>
      <text:p text:style-name="P17"><text:tab/>int t1 = 0, t2 = 1, nextTerm;</text:p>
      <text:p text:style-name="P17"><text:tab/>for(int i=0;i&lt;N;i++){</text:p>
      <text:p text:style-name="P17"><text:tab/><text:tab/>nextTerm = t1 + t2;</text:p>
      <text:p text:style-name="P17"><text:tab/><text:tab/>t1 = t2;</text:p>
      <text:p text:style-name="P17"><text:tab/><text:tab/>t2 = nextTerm;</text:p>
      <text:p text:style-name="P17"><text:tab/>}</text:p>
      <text:p text:style-name="P17"><text:tab/>return nextTerm;</text:p>
      <text:p text:style-name="P17">}</text:p>
      <text:p text:style-name="P3"/>
      <text:p text:style-name="P20"/>
      <table:table table:name="Table3" table:style-name="Table3">
        <table:table-column table:style-name="Table3.A"/>
        <table:table-column table:style-name="Table3.B"/>
        <table:table-row>
          <table:table-cell table:style-name="Table3.A1" office:value-type="string">
            <text:p text:style-name="P21">ISA and Compiler</text:p>
          </table:table-cell>
          <table:table-cell table:style-name="Table3.A1" office:value-type="string">
            <text:p text:style-name="P21">No. of Instructions</text:p>
          </table:table-cell>
        </table:table-row>
        <table:table-row>
          <table:table-cell table:style-name="Table3.A1" office:value-type="string">
            <text:p text:style-name="P22">RISC-V 32-bits gcc 14.2.0</text:p>
          </table:table-cell>
          <table:table-cell table:style-name="Table3.A1" office:value-type="string">
            <text:p text:style-name="P23">30</text:p>
          </table:table-cell>
        </table:table-row>
        <table:table-row>
          <table:table-cell table:style-name="Table3.A1" office:value-type="string">
            <text:p text:style-name="P22">RISC-V 64-bits gcc (trunk)</text:p>
          </table:table-cell>
          <table:table-cell table:style-name="Table3.A1" office:value-type="string">
            <text:p text:style-name="P23">32</text:p>
          </table:table-cell>
        </table:table-row>
        <table:table-row>
          <table:table-cell table:style-name="Table3.A1" office:value-type="string">
            <text:p text:style-name="P22">RISC-V rv32gc gcc (trunk)</text:p>
          </table:table-cell>
          <table:table-cell table:style-name="Table3.A1" office:value-type="string">
            <text:p text:style-name="P9">NA</text:p>
          </table:table-cell>
        </table:table-row>
        <table:table-row>
          <table:table-cell table:style-name="Table3.A1" office:value-type="string">
            <text:p text:style-name="P22">RISC-V rv32gc clang(trunk)</text:p>
          </table:table-cell>
          <table:table-cell table:style-name="Table3.A1" office:value-type="string">
            <text:p text:style-name="P23">35</text:p>
          </table:table-cell>
        </table:table-row>
        <table:table-row>
          <table:table-cell table:style-name="Table3.A1" office:value-type="string">
            <text:p text:style-name="P22">RISC-V rv64gc clang(trunk)</text:p>
          </table:table-cell>
          <table:table-cell table:style-name="Table3.A1" office:value-type="string">
            <text:p text:style-name="P23">35</text:p>
          </table:table-cell>
        </table:table-row>
        <table:table-row>
          <table:table-cell table:style-name="Table3.A1" office:value-type="string">
            <text:p text:style-name="P22">x86-64 clang 12.0.0</text:p>
          </table:table-cell>
          <table:table-cell table:style-name="Table3.A1" office:value-type="string">
            <text:p text:style-name="P23">23</text:p>
          </table:table-cell>
        </table:table-row>
        <table:table-row>
          <table:table-cell table:style-name="Table3.A1" office:value-type="string">
            <text:p text:style-name="P22">X86-64 gcc 14.2.0</text:p>
          </table:table-cell>
          <table:table-cell table:style-name="Table3.A1" office:value-type="string">
            <text:p text:style-name="P23">21</text:p>
          </table:table-cell>
        </table:table-row>
        <table:table-row>
          <table:table-cell table:style-name="Table3.A1" office:value-type="string">
            <text:p text:style-name="P22">ARM64 gcc 14.2.0</text:p>
          </table:table-cell>
          <table:table-cell table:style-name="Table3.A1" office:value-type="string">
            <text:p text:style-name="P23">26</text:p>
          </table:table-cell>
        </table:table-row>
        <table:table-row>
          <table:table-cell table:style-name="Table3.A1" office:value-type="string">
            <text:p text:style-name="P22">ARM32 gcc 14.2.0</text:p>
          </table:table-cell>
          <table:table-cell table:style-name="Table3.A1" office:value-type="string">
            <text:p text:style-name="P9">NA</text:p>
          </table:table-cell>
        </table:table-row>
        <table:table-row>
          <table:table-cell table:style-name="Table3.A1" office:value-type="string">
            <text:p text:style-name="P22">Armv8-a-clang 19.1.0</text:p>
          </table:table-cell>
          <table:table-cell table:style-name="Table3.A1" office:value-type="string">
            <text:p text:style-name="P23">29</text:p>
          </table:table-cell>
        </table:table-row>
        <table:table-row>
          <table:table-cell table:style-name="Table3.A1" office:value-type="string">
            <text:p text:style-name="P22">MIPS64 gcc 5.4</text:p>
          </table:table-cell>
          <table:table-cell table:style-name="Table3.A1" office:value-type="string">
            <text:p text:style-name="P23">35</text:p>
          </table:table-cell>
        </table:table-row>
      </table:table>
      <text:p text:style-name="P24"/>
      <text:p text:style-name="P24"/>
      <text:p text:style-name="P24">Q5.</text:p>
      <text:p text:style-name="P24"/>
      <text:p text:style-name="P25">C code:</text:p>
      <text:p text:style-name="P25"/>
      <text:p text:style-name="P24">int source[8] = {0, 1, 2, 3, 4, 5, 6, 7};</text:p>
      <text:p text:style-name="P24">int dest[8];</text:p>
      <text:p text:style-name="P24">int calculate(int source) { return source * source; }</text:p>
      <text:p text:style-name="P24">void loop(int *source, int *dest, int N) {</text:p>
      <text:p text:style-name="P24"><text:soft-page-break/><text:tab/>for (int k = 0; k &lt; N; k++) {</text:p>
      <text:p text:style-name="P24"><text:tab/><text:tab/>int a = 10;</text:p>
      <text:p text:style-name="P24"><text:tab/><text:tab/>if (source[k] != 0)</text:p>
      <text:p text:style-name="P24"><text:tab/><text:tab/>dest[k] = calculate(source[k]) + 10;</text:p>
      <text:p text:style-name="P24"><text:tab/>}</text:p>
      <text:p text:style-name="P25">}</text:p>
      <text:p text:style-name="P24"/>
      <text:p text:style-name="P24">int main() {</text:p>
      <text:p text:style-name="P24"><text:tab/>loop(source, dest, 8);</text:p>
      <text:p text:style-name="P24"><text:tab/>return 0;</text:p>
      <text:p text:style-name="P24">}</text:p>
      <text:p text:style-name="P24"/>
      <table:table table:name="Table4" table:style-name="Table4">
        <table:table-column table:style-name="Table4.A"/>
        <table:table-column table:style-name="Table4.B"/>
        <table:table-row>
          <table:table-cell table:style-name="Table4.A1" office:value-type="string">
            <text:p text:style-name="P21">ISA and Compiler</text:p>
          </table:table-cell>
          <table:table-cell table:style-name="Table4.A1" office:value-type="string">
            <text:p text:style-name="P21">No. of Instructions</text:p>
          </table:table-cell>
        </table:table-row>
        <table:table-row>
          <table:table-cell table:style-name="Table4.A1" office:value-type="string">
            <text:p text:style-name="P22">RISC-V 32-bits gcc 14.2.0</text:p>
          </table:table-cell>
          <table:table-cell table:style-name="Table4.A1" office:value-type="string">
            <text:p text:style-name="P23">71</text:p>
          </table:table-cell>
        </table:table-row>
        <table:table-row>
          <table:table-cell table:style-name="Table4.A1" office:value-type="string">
            <text:p text:style-name="P22">RISC-V 64-bits gcc (trunk)</text:p>
          </table:table-cell>
          <table:table-cell table:style-name="Table4.A1" office:value-type="string">
            <text:p text:style-name="P23">79</text:p>
          </table:table-cell>
        </table:table-row>
        <table:table-row>
          <table:table-cell table:style-name="Table4.A1" office:value-type="string">
            <text:p text:style-name="P22">RISC-V rv32gc gcc (trunk)</text:p>
          </table:table-cell>
          <table:table-cell table:style-name="Table4.A1" office:value-type="string">
            <text:p text:style-name="P9">NA</text:p>
          </table:table-cell>
        </table:table-row>
        <table:table-row>
          <table:table-cell table:style-name="Table4.A1" office:value-type="string">
            <text:p text:style-name="P22">RISC-V rv32gc clang(trunk)</text:p>
          </table:table-cell>
          <table:table-cell table:style-name="Table4.A1" office:value-type="string">
            <text:p text:style-name="P23">74</text:p>
          </table:table-cell>
        </table:table-row>
        <table:table-row>
          <table:table-cell table:style-name="Table4.A1" office:value-type="string">
            <text:p text:style-name="P22">RISC-V rv64gc clang(trunk)</text:p>
          </table:table-cell>
          <table:table-cell table:style-name="Table4.A1" office:value-type="string">
            <text:p text:style-name="P23">63</text:p>
          </table:table-cell>
        </table:table-row>
        <table:table-row>
          <table:table-cell table:style-name="Table4.A1" office:value-type="string">
            <text:p text:style-name="P22">x86-64 clang 12.0.0</text:p>
          </table:table-cell>
          <table:table-cell table:style-name="Table4.A1" office:value-type="string">
            <text:p text:style-name="P23">51</text:p>
          </table:table-cell>
        </table:table-row>
        <table:table-row>
          <table:table-cell table:style-name="Table4.A1" office:value-type="string">
            <text:p text:style-name="P22">X86-64 gcc 14.2.0</text:p>
          </table:table-cell>
          <table:table-cell table:style-name="Table4.A1" office:value-type="string">
            <text:p text:style-name="P26">56</text:p>
          </table:table-cell>
        </table:table-row>
        <table:table-row>
          <table:table-cell table:style-name="Table4.A1" office:value-type="string">
            <text:p text:style-name="P22">ARM64 gcc 14.2.0</text:p>
          </table:table-cell>
          <table:table-cell table:style-name="Table4.A1" office:value-type="string">
            <text:p text:style-name="P26">57</text:p>
          </table:table-cell>
        </table:table-row>
        <table:table-row>
          <table:table-cell table:style-name="Table4.A1" office:value-type="string">
            <text:p text:style-name="P22">ARM32 gcc 14.2.0</text:p>
          </table:table-cell>
          <table:table-cell table:style-name="Table4.A1" office:value-type="string">
            <text:p text:style-name="P9">NA</text:p>
          </table:table-cell>
        </table:table-row>
        <table:table-row>
          <table:table-cell table:style-name="Table4.A1" office:value-type="string">
            <text:p text:style-name="P22">Armv8-a-clang 19.1.0</text:p>
          </table:table-cell>
          <table:table-cell table:style-name="Table4.A1" office:value-type="string">
            <text:p text:style-name="P26">60</text:p>
          </table:table-cell>
        </table:table-row>
        <table:table-row table:style-name="Table4.12">
          <table:table-cell table:style-name="Table4.A1" office:value-type="string">
            <text:p text:style-name="P22">MIPS64 gcc 5.4</text:p>
          </table:table-cell>
          <table:table-cell table:style-name="Table4.A1" office:value-type="string">
            <text:p text:style-name="P26">97</text:p>
          </table:table-cell>
        </table:table-row>
      </table:table>
      <text:p text:style-name="P24"/>
      <text:p text:style-name="P24"/>
      <text:h text:style-name="Heading_20_3" text:outline-level="3">As a part of this study, you need to summarize the results by answering the following questions:</text:h>
      <text:p text:style-name="P24">a)​ For the same high-level program, the instruction sequence for different compilers</text:p>
      <text:p text:style-name="P24">and different machine architecture (represented by its ISA) - What are your</text:p>
      <text:p text:style-name="P24">observations ?</text:p>
      <text:p text:style-name="P24"/>
      <text:p text:style-name="P27">For the same C program, instruction counts vary significantly across ISAs due to architectural differences. x86-64 generally produces fewer instructions because of its complex instructions, while RISC-based ISAs like RISC-V and ARM use simpler instructions and therefore require more of them. More complex programs show larger variation due to differences in memory access and function calling mechanisms.</text:p>
      <text:p text:style-name="P24"/>
      <text:p text:style-name="P24"/>
      <text:p text:style-name="P24">b)​ Even for the same ISA, but for different compilers, can you comment about the</text:p>
      <text:p text:style-name="P24">generated the instruction sequences</text:p>
      <text:p text:style-name="P24"/>
      <text:p text:style-name="P27">For the same ISA, different compilers generate different instruction sequences. Clang usually produces fewer instructions than GCC due to more aggressive optimizations and better register allocation. GCC often emits slightly longer sequences, especially in loop-heavy and function-based programs.</text:p>
      <text:p text:style-name="P24"/>
      <text:p text:style-name="P24"/>
      <text:p text:style-name="P24">c)​ Provide your observations about the instruction sequences generated for 32-bit</text:p>
      <text:p text:style-name="P24">and 64-bit machines of the same ISA and of the same compiler.</text:p>
      <text:p text:style-name="P27"><text:soft-page-break/>64-bit versions generally produce slightly more instructions than 32-bit versions because of larger address sizes, wider registers, and additional instructions for memory and stack management. The difference is small for simple programs but increases for pointer- and array-intensive cod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nsolas" svg:font-family="Consolas, 'Liberation Mono', Courier,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3T09:52:19.798515432</meta:creation-date>
    <dc:date>2026-01-15T02:56:02.353561247</dc:date>
    <meta:editing-duration>PT20M13S</meta:editing-duration>
    <meta:editing-cycles>4</meta:editing-cycles>
    <meta:generator>LibreOffice/25.8.4.2$Linux_X86_64 LibreOffice_project/580$Build-2</meta:generator>
    <meta:document-statistic meta:table-count="5" meta:image-count="0" meta:object-count="0" meta:page-count="5" meta:paragraph-count="209" meta:word-count="719" meta:character-count="4276" meta:non-whitespace-character-count="3472"/>
  </office:meta>
</office:document-meta>
</file>